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2e5ade6" officeooo:paragraph-rsid="02064b6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f6183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203223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8a66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eb1e50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feb064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text-properties officeooo:paragraph-rsid="01eb1e50"/>
    </style:style>
    <style:style style:name="P25" style:family="paragraph" style:parent-style-name="Standard">
      <style:text-properties officeooo:paragraph-rsid="01ee5567"/>
    </style:style>
    <style:style style:name="P26" style:family="paragraph" style:parent-style-name="Standard">
      <style:text-properties officeooo:paragraph-rsid="01d88a79"/>
    </style:style>
    <style:style style:name="P27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style:font-name="Liberation Sans2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9" style:family="paragraph" style:parent-style-name="Standard">
      <style:text-properties style:font-name="Liberation Sans2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30" style:family="paragraph" style:parent-style-name="Standard">
      <style:text-properties style:font-name="Liberation Sans2" fo:font-size="12pt" fo:font-style="italic" officeooo:rsid="05fe4687" officeooo:paragraph-rsid="01f408ce" style:font-size-asian="12pt" style:font-style-asian="italic" style:font-size-complex="12pt" style:font-style-complex="italic"/>
    </style:style>
    <style:style style:name="P31" style:family="paragraph" style:parent-style-name="Standard">
      <style:text-properties style:font-name="Liberation Sans2" fo:font-size="12pt" officeooo:paragraph-rsid="01eb1e50" style:font-size-asian="12pt" style:font-size-complex="12pt"/>
    </style:style>
    <style:style style:name="P32" style:family="paragraph" style:parent-style-name="Standard">
      <style:text-properties style:font-name="Liberation Sans2" fo:font-size="12pt" officeooo:paragraph-rsid="01ee5567" style:font-size-asian="12pt" style:font-size-complex="12pt"/>
    </style:style>
    <style:style style:name="P3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4fe34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 style:list-style-name="L1">
      <style:text-properties style:font-name="Liberation Sans2"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9f079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1f61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2613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20322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26f02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77274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2613f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19a62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1f618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26f020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8b6a5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21f618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21aec7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21c5c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226f0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22613f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21f618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font-style="normal" style:text-underline-style="none" fo:font-weight="normal" officeooo:rsid="00bddfbe" style:font-name-asian="Ubuntu3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Liberation Sans2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Liberation Sans2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Liberation Sans2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2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2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2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2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2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2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2" fo:font-size="12pt" fo:language="nl" fo:country="NL" fo:font-weight="normal" officeooo:rsid="022854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4" style:family="text">
      <style:text-properties fo:color="#000000" style:font-name="Liberation Sans2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5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font-name="Liberation Sans2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8" style:family="text">
      <style:text-properties fo:color="#000000" style:font-name="Liberation Sans2" fo:font-size="12pt" fo:language="nl" fo:country="NL" fo:background-color="transparent" loext:char-shading-value="0" style:font-size-asian="12pt" style:language-asian="nl" style:country-asian="NL" style:font-size-complex="12pt"/>
    </style:style>
    <style:style style:name="T79" style:family="text">
      <style:text-properties fo:color="#000000" style:font-name="Liberation Sans2" fo:font-size="12pt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80" style:family="text">
      <style:text-properties style:text-line-through-style="none" style:text-line-through-type="none"/>
    </style:style>
    <style:style style:name="T81" style:family="text">
      <style:text-properties style:text-line-through-style="none" style:text-line-through-type="none" officeooo:rsid="0154e886"/>
    </style:style>
    <style:style style:name="T82" style:family="text">
      <style:text-properties style:text-line-through-style="none" style:text-line-through-type="none" officeooo:rsid="0183b5ef"/>
    </style:style>
    <style:style style:name="T83" style:family="text">
      <style:text-properties style:text-line-through-style="none" style:text-line-through-type="none" officeooo:rsid="064c9632"/>
    </style:style>
    <style:style style:name="T84" style:family="text">
      <style:text-properties style:text-line-through-style="none" style:text-line-through-type="none" officeooo:rsid="02eddb5a"/>
    </style:style>
    <style:style style:name="T85" style:family="text">
      <style:text-properties style:text-line-through-style="none" style:text-line-through-type="none" officeooo:rsid="01f0312a"/>
    </style:style>
    <style:style style:name="T86" style:family="text">
      <style:text-properties style:text-line-through-style="none" style:text-line-through-type="none" officeooo:rsid="01f21e76"/>
    </style:style>
    <style:style style:name="T87" style:family="text">
      <style:text-properties style:text-line-through-style="none" style:text-line-through-type="none" style:font-name="Liberation Sans2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style:text-line-through-style="none" style:text-line-through-type="none" style:font-name="Liberation Sans2" fo:font-size="12pt" style:text-underline-style="none" style:font-name-asian="DejaVu Sans1" style:font-size-asian="12pt" style:font-size-complex="12pt"/>
    </style:style>
    <style:style style:name="T8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style:font-name="Liberation Sans2"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style:font-name="Liberation Sans2"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style:font-name="Liberation Sans2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style:font-name="Liberation Sans2"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style:font-name="Liberation Sans2" fo:font-size="12pt" fo:language="nl" fo:country="NL" fo:background-color="transparent" loext:char-shading-value="0" style:font-size-asian="12pt" style:language-asian="nl" style:country-asian="NL" style:font-size-complex="12pt"/>
    </style:style>
    <style:style style:name="T96" style:family="text">
      <style:text-properties style:font-name="Liberation Sans2" fo:font-size="12pt" style:font-size-asian="12pt" style:font-size-complex="12pt"/>
    </style:style>
    <style:style style:name="T97" style:family="text">
      <style:text-properties style:font-name="Liberation Sans2" fo:font-size="12pt" officeooo:rsid="01c5b747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62">C</text:span></text:span><text:span text:style-name="Strong_20_Emphasis"><text:span text:style-name="T61">hecklist voor </text:span></text:span><text:span text:style-name="Strong_20_Emphasis"><text:span text:style-name="T63">de installatie</text:span></text:span><text:span text:style-name="Strong_20_Emphasis"><text:span text:style-name="T64"> </text:span></text:span><text:span text:style-name="Strong_20_Emphasis"><text:span text:style-name="T61">van </text:span></text:span><text:reference-mark-start text:name="Distributie"/><text:span text:style-name="Strong_20_Emphasis"><text:span text:style-name="T65">Ubunt</text:span></text:span><text:span text:style-name="Strong_20_Emphasis"><text:span text:style-name="T66">u</text:span></text:span><text:reference-mark-end text:name="Distributie"/><text:span text:style-name="Strong_20_Emphasis"><text:span text:style-name="T65"> </text:span></text:span><text:reference-mark-start text:name="Versie"/><text:span text:style-name="T97">20</text:span><text:span text:style-name="Strong_20_Emphasis"><text:span text:style-name="T67">.0</text:span></text:span><text:span text:style-name="Strong_20_Emphasis"><text:span text:style-name="T68">4</text:span>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61"> </text:span></text:span><text:reference-mark-start text:name="Editie"/><text:span text:style-name="Strong_20_Emphasis"><text:span text:style-name="T69">desktop</text:span></text:span><text:reference-mark-end text:name="Editie"/><text:span text:style-name="Strong_20_Emphasis"><text:span text:style-name="T70"> </text:span></text:span><text:span text:style-name="Strong_20_Emphasis"><text:span text:style-name="T61">op </text:span></text:span><text:reference-mark-start text:name="Computernaam"/><text:span text:style-name="Strong_20_Emphasis"><text:span text:style-name="T71">pc</text:span></text:span><text:span text:style-name="Strong_20_Emphasis"><text:span text:style-name="T61">0</text:span></text:span><text:span text:style-name="Strong_20_Emphasis"><text:span text:style-name="T72">1</text:span></text:span><text:reference-mark-end text:name="Computernaam"/><text:span text:style-name="T61">.</text:span><text:span text:style-name="Strong_20_Emphasis"><text:span text:style-name="T61"><text:line-break/></text:span></text:span></text:p>
      <text:p text:style-name="P13"><text:span text:style-name="T9">Kijk op </text:span><text:a xlink:type="simple" xlink:href="https://www.karelzimmer.nl/" text:style-name="Internet_20_link" text:visited-style-name="Visited_20_Internet_20_Link"><text:span text:style-name="Internet_20_link"><text:span text:style-name="T87">karelzimmer.nl</text:span></text:span></text:a><text:span text:style-name="T9"> </text:span><text:span text:style-name="T10">voor</text:span><text:span text:style-name="T11"> </text:span><text:span text:style-name="T89">deze en andere </text:span><text:span text:style-name="T12">checklists, scripts, en overige bestanden.</text:span></text:p>
      <text:p text:style-name="P27"/>
      <text:p text:style-name="P30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7"><text:span text:style-name="Strong_20_Emphasis"><text:span text:style-name="T75"/></text:span></text:p>
      <text:p text:style-name="P2"><text:span text:style-name="Definition"><text:span text:style-name="T91">g</text:span></text:span><text:span text:style-name="Definition"><text:span text:style-name="T90">ebruiker</text:span></text:span><text:span text:style-name="T61"><text:tab/><text:tab/><text:tab/><text:tab/></text:span><text:span text:style-name="User_20_Entry"><text:span text:style-name="T95">Karel Zimmer</text:span></text:span></text:p>
      <text:p text:style-name="P2"><text:span text:style-name="Definition"><text:span text:style-name="T91">g</text:span></text:span><text:span text:style-name="Definition"><text:span text:style-name="T90">ebruikersnaam<text:tab/></text:span></text:span><text:span text:style-name="User_20_Entry"><text:span text:style-name="T78">karel</text:span></text:span></text:p>
      <text:p text:style-name="P3"><text:span text:style-name="Definition"><text:span text:style-name="T91">c</text:span></text:span><text:span text:style-name="Definition"><text:span text:style-name="T90">omputernaam</text:span></text:span><text:span text:style-name="Definition"><text:span text:style-name="T92"><text:tab/><text:tab/></text:span></text:span><text:span text:style-name="User_20_Entry"><text:span text:style-name="T73"><text:reference-ref text:reference-format="text" text:ref-name="Computernaam">pc01</text:reference-ref></text:span></text:span></text:p>
      <text:p text:style-name="P5"><text:span text:style-name="Definition"><text:span text:style-name="T91">o</text:span></text:span><text:span text:style-name="Definition"><text:span text:style-name="T93">pstartmenu</text:span></text:span><text:span text:style-name="T61"><text:tab/><text:tab/><text:tab/></text:span><text:span text:style-name="User_20_Entry"><text:span text:style-name="T74">F12</text:span></text:span><text:span text:style-name="T61"> </text:span></text:p>
      <text:p text:style-name="P5"><text:span text:style-name="Definition"><text:span text:style-name="T91">i</text:span></text:span><text:span text:style-name="Definition"><text:span text:style-name="T93">nstellingen</text:span></text:span><text:span text:style-name="T61"><text:tab/><text:tab/><text:tab/></text:span><text:span text:style-name="User_20_Entry"><text:span text:style-name="T79">F</text:span></text:span><text:span text:style-name="User_20_Entry"><text:span text:style-name="T77">2</text:span></text:span></text:p>
      <text:p text:style-name="P6"><text:span text:style-name="Definition"><text:span text:style-name="T94"/></text:span></text:p>
      <text:p text:style-name="P9"/>
      <text:list xml:id="list2858058850" text:style-name="L1">
        <text:list-item>
          <text:p text:style-name="P38">Installatie voorbereiden</text:p>
        </text:list-item>
      </text:list>
      <text:p text:style-name="P8"><text:span text:style-name="Emphasis"><text:span text:style-name="T88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4"><text:span text:style-name="Strong_20_Emphasis"><text:span text:style-name="T23"><text:s/></text:span></text:span><text:span text:style-name="Strong_20_Emphasis"><text:span text:style-name="T41"><draw:control text:anchor-type="as-char" draw:z-index="0" draw:name="Vorm1" draw:style-name="gr1" draw:text-style-name="P3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24">Volg</text:span></text:span><text:span text:style-name="Strong_20_Emphasis"><text:span text:style-name="T25">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list xml:id="list134234535474892" text:continue-numbering="true" text:style-name="L1">
        <text:list-item>
          <text:list>
            <text:list-header>
              <text:p text:style-name="P34"/>
            </text:list-header>
          </text:list>
        </text:list-item>
        <text:list-item>
          <text:p text:style-name="P36"><text:span text:style-name="Strong_20_Emphasis"><text:span text:style-name="T44">Installatie uitvoeren</text:span></text:span></text:p>
        </text:list-item>
      </text:list>
      <text:p text:style-name="P8"><text:span text:style-name="Emphasis"><text:span text:style-name="T8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3"><text:s/></text:span></text:span><text:span text:style-name="Strong_20_Emphasis"><text:span text:style-name="T41"><draw:control text:anchor-type="as-char" draw:z-index="1" draw:name="Vorm2" draw:style-name="gr1" draw:text-style-name="P3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28">Start de computer op vanaf</text:span></text:span><text:span text:style-name="Strong_20_Emphasis"><text:span text:style-name="T29"> </text:span></text:span><text:span text:style-name="Strong_20_Emphasis"><text:span text:style-name="T30">een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29"><text:s/></text:span></text:span><text:span text:style-name="Strong_20_Emphasis"><text:span text:style-name="T29"><text:reference-ref text:reference-format="text" text:ref-name="Versie">20.04</text:reference-ref></text:span></text:span><text:span text:style-name="Strong_20_Emphasis"><text:span text:style-name="T29"><text:s/></text:span></text:span><text:span text:style-name="Strong_20_Emphasis"><text:span text:style-name="T29"><text:reference-ref text:reference-format="text" text:ref-name="Editie">desktop</text:reference-ref></text:span></text:span><text:span text:style-name="Strong_20_Emphasis"><text:span text:style-name="T29"><text:s/></text:span></text:span><text:reference-mark-start text:name="Bitbreedte"/><text:span text:style-name="Strong_20_Emphasis"><text:span text:style-name="T31">64</text:span></text:span><text:span text:style-name="Strong_20_Emphasis"><text:span text:style-name="T32">-bit</text:span></text:span><text:reference-mark-end text:name="Bitbreedte"/><text:span text:style-name="Strong_20_Emphasis"><text:span text:style-name="T29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5"><text:span text:style-name="T13">K</text:span><text:span text:style-name="T14">ies </text:span><text:span text:style-name="Strong_20_Emphasis"><text:span text:style-name="T50">UEFI BOOT: </text:span></text:span><text:span text:style-name="Strong_20_Emphasis"><text:span text:style-name="T46">U</text:span></text:span><text:span text:style-name="Strong_20_Emphasis"><text:span text:style-name="T50">buntu</text:span></text:span><text:span text:style-name="T50"> </text:span><text:span text:style-name="T51">(o.i.d, wat er extra verschijnt, </text:span><text:span text:style-name="T52">b.v. </text:span><text:span text:style-name="T49">UEFI: INT13</text:span><text:span text:style-name="T52">...</text:span><text:span text:style-name="T51">)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9"><text:span text:style-name="T15">Als de melding<text:line-break/></text:span><text:span text:style-name="Strong_20_Emphasis"><text:span text:style-name="T53">Could not create </text:span></text:span><text:span text:style-name="Strong_20_Emphasis"><text:span text:style-name="T54">MokList</text:span></text:span><text:span text:style-name="Strong_20_Emphasis"><text:span text:style-name="T53">X</text:span></text:span><text:span text:style-name="Strong_20_Emphasis"><text:span text:style-name="T54">RT: Out of Resources</text:span></text:span><text:span text:style-name="T15"> </text:span><text:span text:style-name="T16">of<text:line-break/></text:span><text:span text:style-name="Strong_20_Emphasis"><text:span text:style-name="T54">Failed to set MokListRT: Out of Resources</text:span></text:span><text:span text:style-name="T15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23"><text:s/></text:span></text:span><text:span text:style-name="Strong_20_Emphasis"><text:span text:style-name="T41"><draw:control text:anchor-type="as-char" draw:z-index="4" draw:name="Vorm3" draw:style-name="gr1" draw:text-style-name="P3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5"><text:span text:style-name="T15">Ga naar BIOS setup, selecteer </text:span><text:span text:style-name="Strong_20_Emphasis"><text:span text:style-name="T54">General</text:span></text:span><text:span text:style-name="T15"> &gt; </text:span><text:span text:style-name="Strong_20_Emphasis"><text:span text:style-name="T54">Boot Sequence</text:span></text:span><text:span text:style-name="T15">, zorg ervoor dat </text:span><text:span text:style-name="Strong_20_Emphasis"><text:span text:style-name="T54">UEFI</text:span></text:span><text:span text:style-name="T15"> is geselecteerd en </text:span><text:span text:style-name="T16">verwijder </text:span><text:span text:style-name="T59">alle</text:span><text:span text:style-name="T16"> aanwezige </text:span><text:span text:style-name="Strong_20_Emphasis"><text:span text:style-name="T54">Boot Option</text:span></text:span><text:span text:style-name="T16">s via </text:span><text:span text:style-name="T47">Delete Boot Option</text:span><text:span text:style-name="T16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20"><text:span text:style-name="T42">Z</text:span><text:span text:style-name="T15">org ervoor dat </text:span><text:span text:style-name="Strong_20_Emphasis"><text:span text:style-name="T54">UEFI</text:span></text:span><text:span text:style-name="T15"> is geselecteerd en klik op </text:span><text:span text:style-name="Strong_20_Emphasis"><text:span text:style-name="T54">Add Boot Optio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5"><text:span text:style-name="T15">Vul </text:span><text:span text:style-name="T17">in als </text:span><text:span text:style-name="T15">naam </text:span><text:span text:style-name="Strong_20_Emphasis"><text:span text:style-name="T54">Ubuntu</text:span></text:span><text:span text:style-name="T15"> en blader naar </text:span><text:span text:style-name="Strong_20_Emphasis"><text:span text:style-name="T55">GRUB</text:span></text:span><text:span text:style-name="Strong_20_Emphasis"><text:span text:style-name="T56">64</text:span></text:span><text:span text:style-name="Strong_20_Emphasis"><text:span text:style-name="T54">.</text:span></text:span><text:span text:style-name="Strong_20_Emphasis"><text:span text:style-name="T55">EFI</text:span></text:span><text:span text:style-name="T15">, klik op </text:span><text:span text:style-name="Strong_20_Emphasis"><text:span text:style-name="T54">OK</text:span></text:span><text:span text:style-name="T15"> en </text:span><text:span text:style-name="Strong_20_Emphasis"><text:span text:style-name="T54">Save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5"><text:span text:style-name="T15">Start opnieuw op met keuze </text:span><text:span text:style-name="Strong_20_Emphasis"><text:span text:style-name="T54">Ubuntu</text:span></text:span><text:span text:style-name="T15">.</text:span></text:p>
          </table:table-cell>
        </table:table-row>
      </table:table>
      <text:p text:style-name="P14"><text:span text:style-name="Strong_20_Emphasis"><text:span text:style-name="T60"/></text:span></text:p>
      <text:list xml:id="list134233495685456" text:continue-numbering="true" text:style-name="L1">
        <text:list-item>
          <text:p text:style-name="P37">Installatie afronden</text:p>
        </text:list-item>
      </text:list>
      <text:p text:style-name="P8"><text:span text:style-name="Emphasis"><text:span text:style-name="T8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4"><text:span text:style-name="Strong_20_Emphasis"><text:span text:style-name="T23"><text:s/></text:span></text:span><text:span text:style-name="Strong_20_Emphasis"><text:span text:style-name="T41"><draw:control text:anchor-type="as-char" draw:z-index="2" draw:name="Vorm7" draw:style-name="gr1" draw:text-style-name="P3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4">Volg</text:span></text:span><text:span text:style-name="Strong_20_Emphasis"><text:span text:style-name="T25">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23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96"><text:s/></text:span></text:span><text:span text:style-name="T23"><draw:control text:anchor-type="as-char" draw:z-index="5" draw:name="Vorm5_0" draw:style-name="gr1" draw:text-style-name="P39" svg:width="0.35cm" svg:height="0.35cm" draw:control="control6"/></text:span></text:p>
          </table:table-cell>
          <table:table-cell table:style-name="_33_._5f_Installatie_5f_afronden.A1" office:value-type="string">
            <text:p text:style-name="P18"><text:span text:style-name="T18">Installeer extra stuurprogramma's via een </text:span><text:span text:style-name="Strong_20_Emphasis"><text:span text:style-name="T29">klik op </text:span></text:span><text:span text:style-name="Strong_20_Emphasis"><text:span text:style-name="T33">de </text:span></text:span><text:span text:style-name="Strong_20_Emphasis"><text:span text:style-name="T40">Super</text:span></text:span><text:span text:style-name="Strong_20_Emphasis"><text:span text:style-name="T33">-toets, </text:span></text:span><text:span text:style-name="Strong_20_Emphasis"><text:span text:style-name="T34">t</text:span></text:span><text:span text:style-name="Strong_20_Emphasis"><text:span text:style-name="T35">yp </text:span></text:span><text:span text:style-name="Strong_20_Emphasis"><text:span text:style-name="T45">stuu</text:span></text:span><text:span text:style-name="Strong_20_Emphasis"><text:span text:style-name="T33"> </text:span></text:span><text:span text:style-name="Strong_20_Emphasis"><text:span text:style-name="T36">e</text:span></text:span><text:span text:style-name="Strong_20_Emphasis"><text:span text:style-name="T37">n </text:span></text:span><text:span text:style-name="Strong_20_Emphasis"><text:span text:style-name="T38">k</text:span></text:span><text:span text:style-name="Strong_20_Emphasis"><text:span text:style-name="T37">lik op het pictogram van </text:span></text:span><text:span text:style-name="Strong_20_Emphasis"><text:span text:style-name="T58">Extra stuurprogramma's</text:span></text:span><text:span text:style-name="Strong_20_Emphasis"><text:span text:style-name="T39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96"/></text:span></text:p>
          </table:table-cell>
          <table:table-cell table:style-name="_33_._5f_Installatie_5f_afronden.A1" office:value-type="string">
            <text:p text:style-name="P21"><text:span text:style-name="T43">Selecteer</text:span><text:span text:style-name="T19"> </text:span><text:span text:style-name="Strong_20_Emphasis"><text:span text:style-name="T57">NVIDIA driver metapackage van nvidia-driver-&lt;nnn&gt; gebruiken (niet-vrij, getest)</text:span></text:span><text:span text:style-name="T19"> </text:span><text:span text:style-name="T20">klik </text:span><text:span text:style-name="T19">op </text:span><text:span text:style-name="T48">Wijzigingen doorvoeren</text:span><text:span text:style-name="T19">.</text:span></text:p>
          </table:table-cell>
        </table:table-row>
      </table:table>
      <text:p text:style-name="P28"><text:line-break/></text:p>
      <text:list xml:id="list134233767645880" text:continue-numbering="true" text:style-name="L1">
        <text:list-item>
          <text:p text:style-name="P35">Gebruiker inrichten</text:p>
        </text:list-item>
      </text:list>
      <text:p text:style-name="P12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4"><text:span text:style-name="Strong_20_Emphasis"><text:span text:style-name="T96"><text:s/></text:span></text:span><text:span text:style-name="T23"><draw:control text:anchor-type="as-char" draw:z-index="3" draw:name="Vorm11" draw:style-name="gr1" draw:text-style-name="P39" svg:width="0.35cm" svg:height="0.35cm" draw:control="control4"/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4">Volg</text:span></text:span><text:span text:style-name="Strong_20_Emphasis"><text:span text:style-name="T25">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29"/>
      <text:p text:style-name="P29"/>
      <text:p text:style-name="P11"><text:span text:style-name="T83">E</text:span><text:span text:style-name="T84">inde c</text:span><text:span text:style-name="T80">hecklist, </text:span><text:span text:style-name="T85">d</text:span><text:span text:style-name="T80">e installatie van </text:span><text:span text:style-name="T80"><text:reference-ref text:reference-format="text" text:ref-name="Distributie">Ubuntu</text:reference-ref></text:span><text:span text:style-name="T80"><text:s/></text:span><text:span text:style-name="T81"><text:reference-ref text:reference-format="text" text:ref-name="Versie">20.04</text:reference-ref></text:span><text:span text:style-name="T80"><text:s/></text:span><text:span text:style-name="T86">LTS</text:span><text:span text:style-name="T80"> </text:span><text:span text:style-name="T80"><text:reference-ref text:reference-format="text" text:ref-name="Editie">desktop</text:reference-ref></text:span><text:span text:style-name="T80"><text:s/></text:span><text:span text:style-name="T82">op </text:span><text:span text:style-name="T82"><text:reference-ref text:reference-format="text" text:ref-name="Computernaam">pc01</text:reference-ref></text:span><text:span text:style-name="T82"><text:s/></text:span><text:span text:style-name="T80">is voltooid.</text:span><text:line-break/></text:p>
      <text:p text:style-name="P4"><text:span text:style-name="T76">Geschreven</text:span><text:span text:style-name="T21"> door Karel Zimmer &lt;</text:span><text:a xlink:type="simple" xlink:href="mailto:info@karelzimmer.nl" text:style-name="Internet_20_link" text:visited-style-name="Visited_20_Internet_20_Link"><text:span text:style-name="T96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Liberation Sans1" fo:font-family="'Liberation Sans'" style:font-style-name="Standaard" style:font-family-generic="swiss" style:font-pitch="variable" fo:font-size="12pt" fo:font-style="italic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1</text:file-name><text:tab/><text:date style:data-style-name="N36" text:date-value="2022-02-15T13:42:33.206470166">15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5T13:42:33.057077395</dc:date>
    <meta:print-date>2010-08-26T11:22:59</meta:print-date>
    <meta:keyword>Installatie</meta:keyword>
    <meta:keyword>Checklist</meta:keyword>
    <meta:keyword>Linux</meta:keyword>
    <meta:editing-cycles>2498</meta:editing-cycles>
    <meta:editing-duration>P5DT4H37M40S</meta:editing-duration>
    <meta:printed-by>Karel Zimmer</meta:printed-by>
    <dc:creator>Karel Zimmer</dc:creator>
    <meta:document-statistic meta:table-count="4" meta:image-count="0" meta:object-count="0" meta:page-count="2" meta:paragraph-count="36" meta:word-count="242" meta:character-count="1659" meta:non-whitespace-character-count="1431"/>
    <meta:user-defined meta:name="Info 1"/>
    <meta:user-defined meta:name="Info 2"/>
    <meta:user-defined meta:name="Info 3"/>
    <meta:user-defined meta:name="Info 4"/>
  </office:meta>
</office:document-meta>
</file>